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text-properties officeooo:paragraph-rsid="0014e625"/>
    </style:style>
    <style:style style:name="P7" style:family="paragraph" style:parent-style-name="Text_20_body" style:list-style-name="L1">
      <style:paragraph-properties fo:margin-top="0cm" fo:margin-bottom="0cm" loext:contextual-spacing="false"/>
    </style:style>
    <style:style style:name="P8" style:family="paragraph" style:parent-style-name="Text_20_body" style:list-style-name="L2">
      <style:paragraph-properties fo:margin-top="0cm" fo:margin-bottom="0cm" loext:contextual-spacing="false"/>
    </style:style>
    <style:style style:name="T1" style:family="text">
      <style:text-properties officeooo:rsid="0014e625"/>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 Generation and Sentiment Analysis with GEMINI and Hugging Face APIs</text:span></text:p>
      <text:p text:style-name="P6"><text:span text:style-name="Strong_20_Emphasis"><text:span text:style-name="T1">NOTE: I DO NOT HAVE THE PAID API’s OF BOTH THE GEMINI AND HUGGING FACE </text:span></text:span></text:p>
      <text:p text:style-name="Text_20_body"><text:span text:style-name="Strong_20_Emphasis">Purpose and Overview:</text:span></text:p>
      <text:p text:style-name="Text_20_body">The purpose of this Python script is to demonstrate the integration of two powerful language model APIs, GEMINI and Hugging Face, for text generation and sentiment analysis tasks. The script generates text based on a provided prompt using the GEMINI API and then analyzes the sentiment of the generated text using the Hugging Face API.</text:p>
      <text:p text:style-name="Text_20_body"><text:span text:style-name="Strong_20_Emphasis">How It Works:</text:span></text:p>
      <text:list xml:id="list2743302965" text:style-name="L1">
        <text:list-item>
          <text:p text:style-name="P7">The script utilizes the GEMINI API to generate text based on a given prompt. The prompt serves as a starting point for the generated content, which could be a story, poem, technical explanation, or any other creative text.</text:p>
        </text:list-item>
        <text:list-item>
          <text:p text:style-name="P7">Once the text is generated, the script sends it to the Hugging Face API for sentiment analysis. The sentiment analysis helps determine whether the generated text's sentiment is positive, negative, or neutral.</text:p>
        </text:list-item>
        <text:list-item>
          <text:p text:style-name="P2">The script outputs the generated text and the sentiment analysis result.</text:p>
        </text:list-item>
      </text:list>
      <text:p text:style-name="Text_20_body"><text:span text:style-name="Strong_20_Emphasis">Instructions:</text:span></text:p>
      <text:p text:style-name="Text_20_body"><text:span text:style-name="Strong_20_Emphasis">1. Installation:</text:span></text:p>
      <text:list xml:id="list1495659018" text:style-name="L2">
        <text:list-item>
          <text:p text:style-name="P8">Clone the repository to your local machine.</text:p>
        </text:list-item>
        <text:list-item>
          <text:p text:style-name="P3">Install the required dependencies by running the following command:</text:p>
        </text:list-item>
      </text:list>
      <text:p text:style-name="P1">bash</text:p>
      <text:p text:style-name="P1"><text:span text:style-name="Source_20_Text">pip install requests</text:span></text:p>
      <text:p text:style-name="Text_20_body"><text:span text:style-name="Strong_20_Emphasis">2. Setup:</text:span></text:p>
      <text:list xml:id="list3362694442" text:style-name="L3">
        <text:list-item>
          <text:p text:style-name="P4">Replace the placeholder API keys in the <text:span text:style-name="Source_20_Text">main.py</text:span> file with your actual GEMINI and Hugging Face API keys.</text:p>
        </text:list-item>
      </text:list>
      <text:p text:style-name="Text_20_body"><text:span text:style-name="Strong_20_Emphasis">3. Running the Script:</text:span></text:p>
      <text:list xml:id="list799908459" text:style-name="L4">
        <text:list-item>
          <text:p text:style-name="P5">Execute the script by running the following command:</text:p>
        </text:list-item>
      </text:list>
      <text:p text:style-name="P1">bash</text:p>
      <text:p text:style-name="P1"><text:span text:style-name="Source_20_Text">python main.py</text:span></text:p>
      <text:p text:style-name="Text_20_body"><text:span text:style-name="Strong_20_Emphasis">Prompt Choice and Analysis:</text:span></text:p>
      <text:p text:style-name="Text_20_body">For the GEMINI API prompt, the specific choice was "Once upon a time, in a faraway land...". This prompt was selected due to its universality and ability to evoke imaginative and diverse responses. It serves as a classic opening line for storytelling, allowing the GEMINI model to generate creative and engaging text.</text:p>
      <text:p text:style-name="Text_20_body">Regarding sentiment analysis using the Hugging Face API, the results provide valuable insights into the emotional tone of the generated text. Analyzing sentiment helps understand how the content <text:soft-page-break/>might be perceived by readers, whether it conveys positivity, negativity, or neutrality. This analysis aids in assessing the overall effectiveness and impact of the generated text.</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3-28T15:15:53.892304406</meta:creation-date>
    <dc:date>2024-03-28T15:23:41.304554977</dc:date>
    <meta:editing-duration>PT7M47S</meta:editing-duration>
    <meta:editing-cycles>1</meta:editing-cycles>
    <meta:document-statistic meta:table-count="0" meta:image-count="0" meta:object-count="0" meta:page-count="2" meta:paragraph-count="23" meta:word-count="343" meta:character-count="2110" meta:non-whitespace-character-count="1796"/>
    <meta:generator>LibreOffice/6.4.7.2$Linux_X86_64 LibreOffice_project/40$Build-2</meta:generator>
  </office:meta>
</office:document-meta>
</file>